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8.417cm"/>
    </style:style>
    <style:style style:name="co3" style:family="table-column">
      <style:table-column-properties fo:break-before="auto" style:column-width="13.443cm"/>
    </style:style>
    <style:style style:name="co4" style:family="table-column">
      <style:table-column-properties fo:break-before="auto" style:column-width="7.098cm"/>
    </style:style>
    <style:style style:name="co5" style:family="table-column">
      <style:table-column-properties fo:break-before="auto" style:column-width="7.43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9.095cm"/>
    </style:style>
    <style:style style:name="co8" style:family="table-column">
      <style:table-column-properties fo:break-before="auto" style:column-width="13.494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81d41a" fo:border="0.06pt solid #000000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8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0.06pt solid #000000"/>
      <style:text-properties fo:language="none" fo:country="none" style:language-asian="none" style:country-asian="none" style:language-complex="none" style:country-complex="none"/>
    </style:style>
    <style:style style:name="ce19" style:family="table-cell" style:parent-style-name="Default">
      <style:table-cell-properties fo:background-color="transparent" fo:border="0.06pt solid #000000"/>
      <style:text-properties fo:color="#000000"/>
    </style:style>
    <style:style style:name="ce20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transparent" fo:border="none"/>
      <style:text-properties fo:color="#000000" style:font-name="Monospace" style:font-name-asian="Monospace" style:font-name-complex="Monospace"/>
    </style:style>
    <style:style style:name="ce12" style:family="table-cell" style:parent-style-name="Default">
      <style:table-cell-properties fo:background-color="#81d41a" fo:border="0.06pt solid #000000"/>
    </style:style>
    <style:style style:name="ce25" style:family="table-cell" style:parent-style-name="Default">
      <style:table-cell-properties fo:background-color="#81d41a" fo:border="0.06pt solid #000000"/>
      <style:text-properties fo:color="#3f5fbf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27" style:family="table-cell" style:parent-style-name="Default">
      <style:table-cell-properties fo:background-color="#81d41a" fo:border="0.06pt solid #000000"/>
      <style:text-properties fo:color="#3f5fb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>
      <style:table-cell-properties fo:background-color="#e8a202"/>
    </style:style>
    <style:style style:name="ce31" style:family="table-cell" style:parent-style-name="Default">
      <style:table-cell-properties fo:background-color="transparent"/>
    </style:style>
    <style:style style:name="T1" style:family="text">
      <style:text-properties fo:color="#3f7f5f" style:font-name="Consolas" style:font-name-asian="Consolas" style:font-name-complex="Consolas"/>
    </style:style>
    <style:style style:name="T2" style:family="text">
      <style:text-properties fo:color="#3f7f5f" style:font-name="Consolas" style:font-name-asian="Consolas" style:font-name-complex="Consolas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3f7f5f" style:font-name="Consolas" style:text-underline-style="solid" style:text-underline-width="auto" style:text-underline-color="font-color" style:font-name-asian="Consolas" style:font-name-complex="Consolas"/>
    </style:style>
    <style:style style:name="T5" style:family="text">
      <style:text-properties fo:font-size="10pt"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text-underline-style="none" style:text-underline-color="font-color" style:font-name-asian="Noto Sans CJK SC" style:font-name-complex="Lohit Devanagari"/>
    </style:style>
    <style:style style:name="T6" style:family="text">
      <style:text-properties fo:font-size="10pt"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3f7f5f" style:font-name="Consolas" style:font-name-asian="Consolas" style:font-name-complex="Consolas" style:text-underline-style="none" style:text-underline-color="font-color"/>
    </style:style>
    <style:style style:name="T7" style:family="text">
      <style:text-properties fo:color="#3f7f5f" style:font-name="Consolas" fo:font-size="10pt" style:text-underline-style="solid" style:text-underline-width="auto" style:text-underline-color="font-color" style:font-name-asian="Consolas" style:font-name-complex="Consolas" style:font-size-asian="10pt" style:font-size-complex="10pt"/>
    </style:style>
    <style:style style:name="T8" style:family="text">
      <style:text-properties fo:color="#3f7f5f" style:font-name="Consolas" fo:font-size="10pt" style:font-name-asian="Consolas" style:font-name-complex="Consolas" style:font-size-asian="10pt" style:font-size-complex="10pt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11" style:family="text">
      <style:text-properties fo:color="#3f5fb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ce13"/>
        <table:table-column table:style-name="co3" table:default-cell-style-name="ce20"/>
        <table:table-column table:style-name="co4" table:default-cell-style-name="ce12"/>
        <table:table-column table:style-name="co5" table:default-cell-style-name="ce28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1" office:value-type="string" calcext:value-type="string">
            <text:p>Classe de test</text:p>
          </table:table-cell>
          <table:table-cell table:style-name="ce11" office:value-type="string" calcext:value-type="string">
            <text:p>Test implémenté</text:p>
          </table:table-cell>
          <table:table-cell table:style-name="ce11" office:value-type="string" calcext:value-type="string">
            <text:p>Code et explication</text:p>
          </table:table-cell>
          <table:table-cell table:style-name="ce8"/>
          <table:table-cell table:style-name="ce11" office:value-type="string" calcext:value-type="string">
            <text:p>Résultat obtenu</text:p>
          </table:table-cell>
          <table:table-cell table:style-name="Default"/>
          <table:table-cell office:value-type="string" calcext:value-type="string">
            <text:p>⇐ Tests la méthode « emprunter » inchangé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Inexistant</text:p>
          </table:table-cell>
          <table:table-cell table:style-name="ce14" office:value-type="string" calcext:value-type="string">
            <text:p>(CT1) VÃ©rifier l'impossibilitÃ© de reservÃ© un article inexistant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AvecValNull</text:p>
          </table:table-cell>
          <table:table-cell table:style-name="ce15" office:value-type="string" calcext:value-type="string">
            <text:p><text:span text:style-name="T1">(CT2) VÃ©</text:span><text:span text:style-name="T2">rifier</text:span><text:span text:style-name="T1"> l'impossibilitÃ© </text:span><text:span text:style-name="T2">de</text:span><text:span text:style-name="T1"> reservÃ© </text:span><text:span text:style-name="T2">un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AvecValNull</text:p>
          </table:table-cell>
          <table:table-cell table:style-name="ce19" office:value-type="string" calcext:value-type="string">
            <text:p><text:span text:style-name="T3">(CT3) VÃ©</text:span><text:span text:style-name="T4">rifier</text:span><text:span text:style-name="T5"> l'impossibilitÃ© </text:span><text:span text:style-name="T4">de</text:span><text:span text:style-name="T5"> reservÃ© </text:span><text:span text:style-name="T4">un</text:span><text:span text:style-name="T5"> article </text:span><text:span text:style-name="T4">avec</text:span><text:span text:style-name="T5"> </text:span><text:span text:style-name="T4">un</text:span><text:span text:style-name="T5"> prÃ©</text:span><text:span text:style-name="T4">nom</text:span><text:span text:style-name="T6"> null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AvecValNull</text:p>
          </table:table-cell>
          <table:table-cell office:value-type="string" calcext:value-type="string">
            <text:p>(CT4) VÃ©<text:span text:style-name="T7">rifier</text:span> l'impossibilitÃ© <text:span text:style-name="T7">de</text:span><text:span text:style-name="T8"> reservÃ©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AudioAvecClientInconnu</text:p>
          </table:table-cell>
          <table:table-cell office:value-type="string" calcext:value-type="string">
            <text:p>(CT5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LivreAvecClientInconnu</text:p>
          </table:table-cell>
          <table:table-cell office:value-type="string" calcext:value-type="string">
            <text:p>(CT5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VideoAvecClientInconnu</text:p>
          </table:table-cell>
          <table:table-cell office:value-type="string" calcext:value-type="string">
            <text:p>(CT5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AudioNonEmpruntable</text:p>
          </table:table-cell>
          <table:table-cell office:value-type="string" calcext:value-type="string">
            <text:p>(CT6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LivreNonEmpruntable</text:p>
          </table:table-cell>
          <table:table-cell office:value-type="string" calcext:value-type="string">
            <text:p>(CT6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estEmprunter.java</text:p>
          </table:table-cell>
          <table:table-cell office:value-type="string" calcext:value-type="string">
            <text:p>emprunterArcticleVideoNonEmpruntable</text:p>
          </table:table-cell>
          <table:table-cell office:value-type="string" calcext:value-type="string">
            <text:p>(CT6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Default"/>
          <table:table-cell office:value-type="string" calcext:value-type="string">
            <text:p>pas d’erreu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21" office:value-type="string" calcext:value-type="string">
            <text:p>Ration mutant tués / <text:s/>nombre total mutants :</text:p>
          </table:table-cell>
          <table:table-cell table:style-name="ce21" table:formula="of:=SUM([.F17:.F70])" office:value-type="float" office:value="7" calcext:value-type="float">
            <text:p>7</text:p>
          </table:table-cell>
          <table:table-cell table:style-name="ce21" office:value-type="string" calcext:value-type="string">
            <text:p>sur 100 =</text:p>
          </table:table-cell>
          <table:table-cell table:style-name="ce30" table:formula="of:=[.D13]/100" office:value-type="float" office:value="0.07" calcext:value-type="float">
            <text:p>0,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<text:span text:style-name="T9">Une parties des mutants qui ne sont pas tuées (throw </text:span>operation impossible) renvoient qu’il n’y a pas d’erreur sauf que l’intitulé de l’erreur n’est pas la même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6" table:number-columns-repeated="2"/>
          <table:table-cell table:style-name="ce36" office:value-type="string" calcext:value-type="string">
            <text:p>Le nombre de mutants tués est donc supérieur par exemple : le test de la ligne 17 laisse le test passer alors que l’erreur renvoyée est <text:span text:style-name="T10">fr.ensiie.itic.mediatheque.util.OperationImpossible: Client Descroix Guillaume inexistant en ajoutant un try catch and en printant l’erreur</text:span>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1" office:value-type="string" calcext:value-type="string">
            <text:p>Classe de test</text:p>
          </table:table-cell>
          <table:table-cell table:style-name="ce11" office:value-type="string" calcext:value-type="string">
            <text:p>Test déjà implémenté</text:p>
          </table:table-cell>
          <table:table-cell table:style-name="ce11" office:value-type="string" calcext:value-type="string">
            <text:p>Code et explication</text:p>
          </table:table-cell>
          <table:table-cell table:style-name="ce11" office:value-type="string" calcext:value-type="string">
            <text:p>Mutant utilisé</text:p>
          </table:table-cell>
          <table:table-cell table:style-name="ce11" office:value-type="string" calcext:value-type="string">
            <text:p>Résultat obtenu – analyse</text:p>
          </table:table-cell>
          <table:table-cell table:style-name="ce11" office:value-type="string" calcext:value-type="string">
            <text:p>Mutant tué</text:p>
          </table:table-cell>
          <table:table-cell office:value-type="string" calcext:value-type="string">
            <text:p>⇐ Tests sur des mutants de la méthode « emprunter »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Inexistant</text:p>
          </table:table-cell>
          <table:table-cell table:style-name="ce14" office:value-type="string" calcext:value-type="string">
            <text:p>(CT1) VÃ©rifier l'impossibilitÃ© de reservÃ© un article inexistant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si tué ou 0 si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AvecValNull</text:p>
          </table:table-cell>
          <table:table-cell table:style-name="ce15" office:value-type="string" calcext:value-type="string">
            <text:p><text:span text:style-name="T1">(CT2) VÃ©</text:span><text:span text:style-name="T2">rifier</text:span><text:span text:style-name="T1"> l'impossibilitÃ© </text:span><text:span text:style-name="T2">de</text:span><text:span text:style-name="T1"> reservÃ© </text:span><text:span text:style-name="T2">un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erreu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« si un mutant ne fournit pas le même résultat on dit que le mutant M est tué »</text:p>
          </table:table-cell>
          <table:table-cell table:style-name="ce6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AvecValNull</text:p>
          </table:table-cell>
          <table:table-cell table:style-name="ce19" office:value-type="string" calcext:value-type="string">
            <text:p><text:span text:style-name="T3">(CT3) VÃ©</text:span><text:span text:style-name="T4">rifier</text:span><text:span text:style-name="T5"> l'impossibilitÃ© </text:span><text:span text:style-name="T4">de</text:span><text:span text:style-name="T5"> reservÃ© </text:span><text:span text:style-name="T4">un</text:span><text:span text:style-name="T5"> article </text:span><text:span text:style-name="T4">avec</text:span><text:span text:style-name="T5"> </text:span><text:span text:style-name="T4">un</text:span><text:span text:style-name="T5"> prÃ©</text:span><text:span text:style-name="T4">nom</text:span><text:span text:style-name="T6"> null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err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AvecValNull</text:p>
          </table:table-cell>
          <table:table-cell office:value-type="string" calcext:value-type="string">
            <text:p>(CT4) VÃ©<text:span text:style-name="T7">rifier</text:span> l'impossibilitÃ© <text:span text:style-name="T7">de</text:span><text:span text:style-name="T8"> reservÃ©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AudioAvecClientInconnu</text:p>
          </table:table-cell>
          <table:table-cell office:value-type="string" calcext:value-type="string">
            <text:p>(CT5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err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LivreAvecClientInconnu</text:p>
          </table:table-cell>
          <table:table-cell office:value-type="string" calcext:value-type="string">
            <text:p>(CT5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err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VideoAvecClientInconnu</text:p>
          </table:table-cell>
          <table:table-cell office:value-type="string" calcext:value-type="string">
            <text:p>(CT5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err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AudioNonEmpruntable</text:p>
          </table:table-cell>
          <table:table-cell office:value-type="string" calcext:value-type="string">
            <text:p>(CT6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LivreNonEmpruntable</text:p>
          </table:table-cell>
          <table:table-cell office:value-type="string" calcext:value-type="string">
            <text:p>(CT6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/>
        </table:table-row>
        <table:table-row table:style-name="ro4">
          <table:table-cell office:value-type="string" calcext:value-type="string">
            <text:p>TestMutantEmprunter1.java</text:p>
          </table:table-cell>
          <table:table-cell office:value-type="string" calcext:value-type="string">
            <text:p>emprunterArcticleVideoNonEmpruntable</text:p>
          </table:table-cell>
          <table:table-cell office:value-type="string" calcext:value-type="string">
            <text:p>(CT6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 != null) { ligne 1409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/>
        </table:table-row>
        <table:table-row table:style-name="ro2">
          <table:table-cell table:style-name="ce8" table:number-columns-repeated="6"/>
          <table:table-cell/>
          <table:table-cell table:style-name="ce31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Inexistant</text:p>
          </table:table-cell>
          <table:table-cell table:style-name="ce14" office:value-type="string" calcext:value-type="string">
            <text:p>(CT1) VÃ©rifier l'impossibilitÃ© de reservÃ© un article inexistant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AvecValNull</text:p>
          </table:table-cell>
          <table:table-cell table:style-name="ce15" office:value-type="string" calcext:value-type="string">
            <text:p><text:span text:style-name="T1">(CT2) VÃ©</text:span><text:span text:style-name="T2">rifier</text:span><text:span text:style-name="T1"> l'impossibilitÃ© </text:span><text:span text:style-name="T2">de</text:span><text:span text:style-name="T1"> reservÃ© </text:span><text:span text:style-name="T2">un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AvecValNull</text:p>
          </table:table-cell>
          <table:table-cell table:style-name="ce19" office:value-type="string" calcext:value-type="string">
            <text:p><text:span text:style-name="T3">(CT3) VÃ©</text:span><text:span text:style-name="T4">rifier</text:span><text:span text:style-name="T5"> l'impossibilitÃ© </text:span><text:span text:style-name="T4">de</text:span><text:span text:style-name="T5"> reservÃ© </text:span><text:span text:style-name="T4">un</text:span><text:span text:style-name="T5"> article </text:span><text:span text:style-name="T4">avec</text:span><text:span text:style-name="T5"> </text:span><text:span text:style-name="T4">un</text:span><text:span text:style-name="T5"> prÃ©</text:span><text:span text:style-name="T4">nom</text:span><text:span text:style-name="T6"> null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AvecValNull</text:p>
          </table:table-cell>
          <table:table-cell office:value-type="string" calcext:value-type="string">
            <text:p>(CT4) VÃ©<text:span text:style-name="T7">rifier</text:span> l'impossibilitÃ© <text:span text:style-name="T7">de</text:span><text:span text:style-name="T8"> reservÃ©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AudioAvecClientInconnu</text:p>
          </table:table-cell>
          <table:table-cell office:value-type="string" calcext:value-type="string">
            <text:p>(CT5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LivreAvecClientInconnu</text:p>
          </table:table-cell>
          <table:table-cell office:value-type="string" calcext:value-type="string">
            <text:p>(CT5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VideoAvecClientInconnu</text:p>
          </table:table-cell>
          <table:table-cell office:value-type="string" calcext:value-type="string">
            <text:p>(CT5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AudioNonEmpruntable</text:p>
          </table:table-cell>
          <table:table-cell office:value-type="string" calcext:value-type="string">
            <text:p>(CT6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LivreNonEmpruntable</text:p>
          </table:table-cell>
          <table:table-cell office:value-type="string" calcext:value-type="string">
            <text:p>(CT6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TestMutantEmprunter2.java</text:p>
          </table:table-cell>
          <table:table-cell office:value-type="string" calcext:value-type="string">
            <text:p>emprunterArcticleVideoNonEmpruntable</text:p>
          </table:table-cell>
          <table:table-cell office:value-type="string" calcext:value-type="string">
            <text:p>(CT6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office:value-type="string" calcext:value-type="string">
            <text:p>if (client.peutEmprunter()) { <text:span text:style-name="T11">1447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style-name="ce31" table:number-columns-repeated="2"/>
          <table:table-cell/>
        </table:table-row>
        <table:table-row table:style-name="ro2">
          <table:table-cell table:style-name="ce8" table:number-columns-repeated="6"/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Inexistant</text:p>
          </table:table-cell>
          <table:table-cell table:style-name="ce14" office:value-type="string" calcext:value-type="string">
            <text:p>(CT1) VÃ©rifier l'impossibilitÃ© de reservÃ© un article inexistant</text:p>
          </table:table-cell>
          <table:table-cell table:style-name="ce25" office:value-type="string" calcext:value-type="string">
            <text:p>if (doc != null) { 1486</text:p>
          </table:table-cell>
          <table:table-cell office:value-type="string" calcext:value-type="string">
            <text:p>erreu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AvecValNull</text:p>
          </table:table-cell>
          <table:table-cell table:style-name="ce15" office:value-type="string" calcext:value-type="string">
            <text:p><text:span text:style-name="T1">(CT2) VÃ©</text:span><text:span text:style-name="T2">rifier</text:span><text:span text:style-name="T1"> l'impossibilitÃ© </text:span><text:span text:style-name="T2">de</text:span><text:span text:style-name="T1"> reservÃ© </text:span><text:span text:style-name="T2">un</text:span></text:p>
          </table:table-cell>
          <table:table-cell table:style-name="ce25" office:value-type="string" calcext:value-type="string">
            <text:p>if (doc != null) { 1486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AvecValNull</text:p>
          </table:table-cell>
          <table:table-cell table:style-name="ce19" office:value-type="string" calcext:value-type="string">
            <text:p><text:span text:style-name="T3">(CT3) VÃ©</text:span><text:span text:style-name="T4">rifier</text:span><text:span text:style-name="T5"> l'impossibilitÃ© </text:span><text:span text:style-name="T4">de</text:span><text:span text:style-name="T5"> reservÃ© </text:span><text:span text:style-name="T4">un</text:span><text:span text:style-name="T5"> article </text:span><text:span text:style-name="T4">avec</text:span><text:span text:style-name="T5"> </text:span><text:span text:style-name="T4">un</text:span><text:span text:style-name="T5"> prÃ©</text:span><text:span text:style-name="T4">nom</text:span><text:span text:style-name="T6"> null</text:span></text:p>
          </table:table-cell>
          <table:table-cell table:style-name="ce25" office:value-type="string" calcext:value-type="string">
            <text:p>if (doc != null) { 1486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AvecValNull</text:p>
          </table:table-cell>
          <table:table-cell office:value-type="string" calcext:value-type="string">
            <text:p>(CT4) VÃ©<text:span text:style-name="T7">rifier</text:span> l'impossibilitÃ© <text:span text:style-name="T7">de</text:span><text:span text:style-name="T8"> reservÃ©</text:span></text:p>
          </table:table-cell>
          <table:table-cell table:style-name="ce25" office:value-type="string" calcext:value-type="string">
            <text:p>if (doc != null) { 1486</text:p>
          </table:table-cell>
          <table:table-cell office:value-type="string" calcext:value-type="string">
            <text:p>erreu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AudioAvecClientInconnu</text:p>
          </table:table-cell>
          <table:table-cell office:value-type="string" calcext:value-type="string">
            <text:p>(CT5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 != null) { 1486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LivreAvecClientInconnu</text:p>
          </table:table-cell>
          <table:table-cell office:value-type="string" calcext:value-type="string">
            <text:p>(CT5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 != null) { 1486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VideoAvecClientInconnu</text:p>
          </table:table-cell>
          <table:table-cell office:value-type="string" calcext:value-type="string">
            <text:p>(CT5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 != null) { 1486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AudioNonEmpruntable</text:p>
          </table:table-cell>
          <table:table-cell office:value-type="string" calcext:value-type="string">
            <text:p>(CT6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 != null) { 1486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LivreNonEmpruntable</text:p>
          </table:table-cell>
          <table:table-cell office:value-type="string" calcext:value-type="string">
            <text:p>(CT6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 != null) { 1486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3.java</text:p>
          </table:table-cell>
          <table:table-cell office:value-type="string" calcext:value-type="string">
            <text:p>emprunterArcticleVideoNonEmpruntable</text:p>
          </table:table-cell>
          <table:table-cell office:value-type="string" calcext:value-type="string">
            <text:p>(CT6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 != null) { 1486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8" table:number-columns-repeated="6"/>
          <table:table-cell table:number-columns-repeated="3"/>
        </table:table-row>
        <table:table-row table:style-name="ro2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Inexistant</text:p>
          </table:table-cell>
          <table:table-cell table:style-name="ce14" office:value-type="string" calcext:value-type="string">
            <text:p>(CT1) VÃ©rifier l'impossibilitÃ© de reservÃ© un article inexistant</text:p>
          </table:table-cell>
          <table:table-cell table:style-name="ce25" office:value-type="string" calcext:value-type="string">
            <text:p>if (doc.estEmpruntable()) { 1524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AvecValNull</text:p>
          </table:table-cell>
          <table:table-cell table:style-name="ce15" office:value-type="string" calcext:value-type="string">
            <text:p><text:span text:style-name="T1">(CT2) VÃ©</text:span><text:span text:style-name="T2">rifier</text:span><text:span text:style-name="T1"> l'impossibilitÃ© </text:span><text:span text:style-name="T2">de</text:span><text:span text:style-name="T1"> reservÃ© </text:span><text:span text:style-name="T2">un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AvecValNull</text:p>
          </table:table-cell>
          <table:table-cell table:style-name="ce19" office:value-type="string" calcext:value-type="string">
            <text:p><text:span text:style-name="T3">(CT3) VÃ©</text:span><text:span text:style-name="T4">rifier</text:span><text:span text:style-name="T5"> l'impossibilitÃ© </text:span><text:span text:style-name="T4">de</text:span><text:span text:style-name="T5"> reservÃ© </text:span><text:span text:style-name="T4">un</text:span><text:span text:style-name="T5"> article </text:span><text:span text:style-name="T4">avec</text:span><text:span text:style-name="T5"> </text:span><text:span text:style-name="T4">un</text:span><text:span text:style-name="T5"> prÃ©</text:span><text:span text:style-name="T4">nom</text:span><text:span text:style-name="T6"> null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AvecValNull</text:p>
          </table:table-cell>
          <table:table-cell office:value-type="string" calcext:value-type="string">
            <text:p>(CT4) VÃ©<text:span text:style-name="T7">rifier</text:span> l'impossibilitÃ© <text:span text:style-name="T7">de</text:span><text:span text:style-name="T8"> reservÃ©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AudioAvecClientInconnu</text:p>
          </table:table-cell>
          <table:table-cell office:value-type="string" calcext:value-type="string">
            <text:p>(CT5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LivreAvecClientInconnu</text:p>
          </table:table-cell>
          <table:table-cell office:value-type="string" calcext:value-type="string">
            <text:p>(CT5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VideoAvecClientInconnu</text:p>
          </table:table-cell>
          <table:table-cell office:value-type="string" calcext:value-type="string">
            <text:p>(CT5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AudioNonEmpruntable</text:p>
          </table:table-cell>
          <table:table-cell office:value-type="string" calcext:value-type="string">
            <text:p>(CT6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LivreNonEmpruntable</text:p>
          </table:table-cell>
          <table:table-cell office:value-type="string" calcext:value-type="string">
            <text:p>(CT6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4.java</text:p>
          </table:table-cell>
          <table:table-cell office:value-type="string" calcext:value-type="string">
            <text:p>emprunterArcticleVideoNonEmpruntable</text:p>
          </table:table-cell>
          <table:table-cell office:value-type="string" calcext:value-type="string">
            <text:p>(CT6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5" office:value-type="string" calcext:value-type="string">
            <text:p>if (doc.estEmpruntable()) { 1524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8" table:number-columns-repeated="6"/>
          <table:table-cell table:number-columns-repeated="3"/>
        </table:table-row>
        <table:table-row table:style-name="ro2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Inexistant</text:p>
          </table:table-cell>
          <table:table-cell table:style-name="ce14" office:value-type="string" calcext:value-type="string">
            <text:p>(CT1) VÃ©rifier l'impossibilitÃ© de reservÃ© un article inexistant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AvecValNull</text:p>
          </table:table-cell>
          <table:table-cell table:style-name="ce15" office:value-type="string" calcext:value-type="string">
            <text:p><text:span text:style-name="T1">(CT2) VÃ©</text:span><text:span text:style-name="T2">rifier</text:span><text:span text:style-name="T1"> l'impossibilitÃ© </text:span><text:span text:style-name="T2">de</text:span><text:span text:style-name="T1"> reservÃ© </text:span><text:span text:style-name="T2">un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AvecValNull</text:p>
          </table:table-cell>
          <table:table-cell table:style-name="ce19" office:value-type="string" calcext:value-type="string">
            <text:p><text:span text:style-name="T3">(CT3) VÃ©</text:span><text:span text:style-name="T4">rifier</text:span><text:span text:style-name="T5"> l'impossibilitÃ© </text:span><text:span text:style-name="T4">de</text:span><text:span text:style-name="T5"> reservÃ© </text:span><text:span text:style-name="T4">un</text:span><text:span text:style-name="T5"> article </text:span><text:span text:style-name="T4">avec</text:span><text:span text:style-name="T5"> </text:span><text:span text:style-name="T4">un</text:span><text:span text:style-name="T5"> prÃ©</text:span><text:span text:style-name="T4">nom</text:span><text:span text:style-name="T6"> null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AvecValNull</text:p>
          </table:table-cell>
          <table:table-cell office:value-type="string" calcext:value-type="string">
            <text:p>(CT4) VÃ©<text:span text:style-name="T7">rifier</text:span> l'impossibilitÃ© <text:span text:style-name="T7">de</text:span><text:span text:style-name="T8"> reservÃ©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AudioAvecClientInconnu</text:p>
          </table:table-cell>
          <table:table-cell office:value-type="string" calcext:value-type="string">
            <text:p>(CT5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LivreAvecClientInconnu</text:p>
          </table:table-cell>
          <table:table-cell office:value-type="string" calcext:value-type="string">
            <text:p>(CT5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VideoAvecClientInconnu</text:p>
          </table:table-cell>
          <table:table-cell office:value-type="string" calcext:value-type="string">
            <text:p>(CT5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AudioNonEmpruntable</text:p>
          </table:table-cell>
          <table:table-cell office:value-type="string" calcext:value-type="string">
            <text:p>(CT6.2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LivreNonEmpruntable</text:p>
          </table:table-cell>
          <table:table-cell office:value-type="string" calcext:value-type="string">
            <text:p>(CT6.1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stMutantEmprunter5.java</text:p>
          </table:table-cell>
          <table:table-cell office:value-type="string" calcext:value-type="string">
            <text:p>emprunterArcticleVideoNonEmpruntable</text:p>
          </table:table-cell>
          <table:table-cell office:value-type="string" calcext:value-type="string">
            <text:p>(CT6.3) VÃ©<text:span text:style-name="T7">rifier</text:span> l'impossibilitÃ© <text:span text:style-name="T7">de</text:span> reservÃ© <text:span text:style-name="T7">un</text:span><text:span text:style-name="T8"> article</text:span></text:p>
          </table:table-cell>
          <table:table-cell table:style-name="ce27" office:value-type="string" calcext:value-type="string">
            <text:p>if (!doc.estEmprunte()) { <text:span text:style-name="T11">1562</text:span></text:p>
          </table:table-cell>
          <table:table-cell table:style-name="ce29" office:value-type="string" calcext:value-type="string">
            <text:p>test passé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1:45:57.4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19:01.383845065</meta:creation-date>
    <dc:date>2021-12-11T15:58:47.741000000</dc:date>
    <meta:editing-duration>PT18H19M16S</meta:editing-duration>
    <meta:editing-cycles>78</meta:editing-cycles>
    <meta:generator>LibreOffice/7.2.0.4$Windows_X86_64 LibreOffice_project/9a9c6381e3f7a62afc1329bd359cc48accb6435b</meta:generator>
    <meta:document-statistic meta:table-count="1" meta:cell-count="360" meta:object-count="0"/>
  </office:meta>
</office:document-meta>
</file>